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600000052C2D101BD.png"/>
  <manifest:file-entry manifest:media-type="image/png" manifest:full-path="Pictures/10000000000000200000002000309F1C.png"/>
  <manifest:file-entry manifest:media-type="image/png" manifest:full-path="Pictures/10000201000000D600000048D3B5B2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6cm" svg:height="1.903cm" svg:x="0.578cm" svg:y="0.659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0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0.66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2.561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4.462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2.562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6.362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8.262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10.163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12.064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13.965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15.866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17.767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19.668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21.569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23.57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5.66cm" svg:height="1.903cm" svg:x="0.578cm" svg:y="25.471cm">
          <draw:image xlink:href="Pictures/10000201000000D600000048D3B5B204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0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0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0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0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2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2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2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2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2.5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4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4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4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4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4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6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6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6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6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6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8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8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8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8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8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10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10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10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10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10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12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12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12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12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12.6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14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14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14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14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14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16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16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16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16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16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18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18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18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18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18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20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20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20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20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20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22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22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22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22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22.7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6.078cm" svg:y="24.8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8.978cm" svg:y="24.8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1.878cm" svg:y="24.8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4.778cm" svg:y="24.862cm">
          <draw:image xlink:href="Pictures/100002010000007600000052C2D101BD.png" xlink:type="simple" xlink:show="embed" xlink:actuate="onLoad">
            <text:p/>
          </draw:image>
        </draw:frame>
        <draw:frame draw:style-name="gr1" draw:text-style-name="P1" draw:layer="layout" svg:width="3.12cm" svg:height="2.168cm" svg:x="17.678cm" svg:y="24.862cm">
          <draw:image xlink:href="Pictures/100002010000007600000052C2D101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62cm" fo:margin-bottom="0.465cm" fo:margin-left="0.578cm" fo:margin-right="0.466cm" fo:page-width="21.615cm" fo:page-height="27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7H11M33S</meta:editing-duration>
    <meta:editing-cycles>13</meta:editing-cycles>
    <meta:generator>OpenOffice/4.1.6$Win32 OpenOffice.org_project/416m1$Build-9790</meta:generator>
    <dc:date>2022-07-20T17:54:59.40</dc:date>
    <meta:print-date>2022-06-29T18:54:40.51</meta:print-date>
    <meta:document-statistic meta:object-count="81"/>
  </office:meta>
</office:document-meta>
</file>